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id="id5" draw:layer="layout" svg:width="4.445cm" svg:height="1.27cm" svg:x="8.89cm" svg:y="1.27cm">
          <text:p text:style-name="P1">wxObject</text:p>
        </draw:rect>
        <draw:rect draw:style-name="gr1" draw:text-style-name="P2" draw:id="id2" draw:layer="layout" svg:width="5.08cm" svg:height="1.27cm" svg:x="3.81cm" svg:y="3.81cm">
          <text:p text:style-name="P1">wxEvtHandler</text:p>
        </draw:rect>
        <draw:rect draw:style-name="gr1" draw:text-style-name="P2" draw:id="id1" draw:layer="layout" svg:width="3.81cm" svg:height="1.27cm" svg:x="6.35cm" svg:y="6.985cm">
          <text:p text:style-name="P1">wxWindow</text:p>
        </draw:rect>
        <draw:rect draw:style-name="gr1" draw:text-style-name="P2" draw:id="id4" draw:layer="layout" svg:width="6.985cm" svg:height="1.27cm" svg:x="8.89cm" svg:y="9.525cm">
          <text:p text:style-name="P1">wxTopLevelWindow</text:p>
        </draw:rect>
        <draw:rect draw:style-name="gr1" draw:text-style-name="P2" draw:id="id3" draw:layer="layout" svg:width="3.175cm" svg:height="1.27cm" svg:x="2.54cm" svg:y="6.985cm">
          <text:p text:style-name="P1">wxControl</text:p>
        </draw:rect>
        <draw:connector draw:style-name="gr2" draw:text-style-name="P2" draw:layer="layout" svg:x1="8.255cm" svg:y1="6.985cm" svg:x2="6.35cm" svg:y2="5.08cm" draw:start-shape="id1" draw:start-glue-point="0" draw:end-shape="id2" draw:end-glue-point="2">
          <text:p/>
        </draw:connector>
        <draw:connector draw:style-name="gr2" draw:text-style-name="P2" draw:layer="layout" svg:x1="4.127cm" svg:y1="6.985cm" svg:x2="6.35cm" svg:y2="5.08cm" draw:start-shape="id3" draw:start-glue-point="0" draw:end-shape="id2" draw:end-glue-point="2">
          <text:p/>
        </draw:connector>
        <draw:connector draw:style-name="gr2" draw:text-style-name="P2" draw:layer="layout" svg:x1="12.382cm" svg:y1="9.525cm" svg:x2="8.255cm" svg:y2="8.255cm" draw:start-shape="id4" draw:start-glue-point="0" draw:end-shape="id1" draw:end-glue-point="2">
          <text:p/>
        </draw:connector>
        <draw:rect draw:style-name="gr1" draw:text-style-name="P2" draw:id="id6" draw:layer="layout" svg:width="4.445cm" svg:height="1.27cm" svg:x="13.814cm" svg:y="3.81cm">
          <text:p text:style-name="P1">wxGDIObject</text:p>
        </draw:rect>
        <draw:connector draw:style-name="gr2" draw:text-style-name="P2" draw:layer="layout" svg:x1="6.35cm" svg:y1="3.81cm" svg:x2="11.112cm" svg:y2="2.54cm" draw:start-shape="id2" draw:start-glue-point="0" draw:end-shape="id5" draw:end-glue-point="2">
          <text:p/>
        </draw:connector>
        <draw:connector draw:style-name="gr2" draw:text-style-name="P2" draw:layer="layout" svg:x1="16.036cm" svg:y1="3.81cm" svg:x2="11.112cm" svg:y2="2.54cm" draw:start-shape="id6" draw:start-glue-point="0" draw:end-shape="id5" draw:end-glue-point="2">
          <text:p/>
        </draw:connector>
        <draw:rect draw:style-name="gr1" draw:text-style-name="P2" draw:id="id13" draw:layer="layout" svg:width="3.81cm" svg:height="1.27cm" svg:x="14.605cm" svg:y="12.065cm">
          <text:p text:style-name="P1">wxDialog</text:p>
        </draw:rect>
        <draw:rect draw:style-name="gr1" draw:text-style-name="P2" draw:id="id7" draw:layer="layout" svg:width="3.175cm" svg:height="1.27cm" svg:x="11.43cm" svg:y="6.985cm">
          <text:p text:style-name="P1">wxFont</text:p>
        </draw:rect>
        <draw:connector draw:style-name="gr2" draw:text-style-name="P2" draw:layer="layout" svg:x1="13.017cm" svg:y1="6.985cm" svg:x2="16.036cm" svg:y2="5.08cm" draw:start-shape="id7" draw:start-glue-point="0" draw:end-shape="id6" draw:end-glue-point="2">
          <text:p/>
        </draw:connector>
        <draw:rect draw:style-name="gr1" draw:text-style-name="P2" draw:id="id8" draw:layer="layout" svg:width="2.54cm" svg:height="1.27cm" svg:x="15.24cm" svg:y="6.985cm">
          <text:p text:style-name="P1">wxPen</text:p>
        </draw:rect>
        <draw:connector draw:style-name="gr2" draw:text-style-name="P2" draw:layer="layout" svg:x1="16.51cm" svg:y1="6.985cm" svg:x2="16.036cm" svg:y2="5.08cm" draw:start-shape="id8" draw:start-glue-point="0" draw:end-shape="id6" draw:end-glue-point="2">
          <text:p/>
        </draw:connector>
        <draw:rect draw:style-name="gr1" draw:text-style-name="P2" draw:id="id9" draw:layer="layout" svg:width="3.175cm" svg:height="1.27cm" svg:x="18.415cm" svg:y="6.985cm">
          <text:p text:style-name="P1">wxBrush</text:p>
        </draw:rect>
        <draw:connector draw:style-name="gr2" draw:text-style-name="P2" draw:layer="layout" svg:x1="20.002cm" svg:y1="6.985cm" svg:x2="16.036cm" svg:y2="5.08cm" draw:start-shape="id9" draw:start-glue-point="0" draw:end-shape="id6" draw:end-glue-point="2">
          <text:p/>
        </draw:connector>
        <draw:rect draw:style-name="gr1" draw:text-style-name="P2" draw:id="id10" draw:layer="layout" svg:width="3.81cm" svg:height="1.27cm" svg:x="0.635cm" svg:y="9.525cm">
          <text:p text:style-name="P1">wxTreeCtrl</text:p>
        </draw:rect>
        <draw:connector draw:style-name="gr2" draw:text-style-name="P2" draw:layer="layout" svg:x1="2.54cm" svg:y1="9.525cm" svg:x2="4.127cm" svg:y2="8.255cm" draw:start-shape="id10" draw:start-glue-point="0" draw:end-shape="id3" draw:end-glue-point="2">
          <text:p/>
        </draw:connector>
        <draw:rect draw:style-name="gr1" draw:text-style-name="P2" draw:id="id11" draw:layer="layout" svg:width="3.175cm" svg:height="1.27cm" svg:x="5.08cm" svg:y="9.525cm">
          <text:p text:style-name="P1">wxListCtrl</text:p>
        </draw:rect>
        <draw:connector draw:style-name="gr2" draw:text-style-name="P2" draw:layer="layout" svg:x1="6.667cm" svg:y1="9.525cm" svg:x2="4.127cm" svg:y2="8.255cm" draw:start-shape="id11" draw:start-glue-point="0" draw:end-shape="id3" draw:end-glue-point="2">
          <text:p/>
        </draw:connector>
        <draw:rect draw:style-name="gr1" draw:text-style-name="P2" draw:id="id12" draw:layer="layout" svg:width="3.175cm" svg:height="1.27cm" svg:x="8.255cm" svg:y="12.065cm">
          <text:p text:style-name="P1">wxFrame</text:p>
        </draw:rect>
        <draw:connector draw:style-name="gr2" draw:text-style-name="P2" draw:layer="layout" svg:x1="9.842cm" svg:y1="12.065cm" svg:x2="12.382cm" svg:y2="10.795cm" draw:start-shape="id12" draw:start-glue-point="0" draw:end-shape="id4">
          <text:p/>
        </draw:connector>
        <draw:connector draw:style-name="gr2" draw:text-style-name="P2" draw:layer="layout" svg:x1="16.51cm" svg:y1="12.065cm" svg:x2="12.382cm" svg:y2="10.795cm" draw:start-shape="id13" draw:start-glue-point="0" draw:end-shape="id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Lucidasans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initial-creator>Ray Lischner</meta:initial-creator>
    <meta:creation-date>2006-07-17T10:47:23</meta:creation-date>
    <dc:creator>Ray Lischner</dc:creator>
    <dc:date>2006-07-17T11:08:46</dc:date>
    <dc:language>en-US</dc:language>
    <meta:editing-cycles>4</meta:editing-cycles>
    <meta:editing-duration>PT21M24S</meta:editing-duration>
    <meta:user-defined meta:name="Info 1"/>
    <meta:user-defined meta:name="Info 2"/>
    <meta:user-defined meta:name="Info 3"/>
    <meta:user-defined meta:name="Info 4"/>
    <meta:document-statistic meta:object-count="25"/>
  </office:meta>
</office:document-meta>
</file>